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5in"/>
    </style:style>
    <style:style style:name="P3" style:parent-style-name="Normal" style:family="paragraph">
      <style:paragraph-properties fo:text-indent="0.5in"/>
    </style:style>
  </office:automatic-styles>
  <office:body>
    <office:text text:use-soft-page-breaks="true">
      <text:p text:style-name="P1">P1-<text:s/>max of 3 numbers;</text:p>
      <text:p text:style-name="Normal">int a=readInteger();<text:s/>//reads an integer from the keyboard</text:p>
      <text:p text:style-name="Normal">int b=<text:s/>readInteger();</text:p>
      <text:p text:style-name="Normal">int<text:s/>c=<text:s/>readInteger();</text:p>
      <text:p text:style-name="Normal">if(a&gt;=b &amp;&amp; a&gt;=c){<text:s text:c="2"/>//conditional statement</text:p>
      <text:p text:style-name="Normal"><text:tab/>print(“the maximum number is a”);</text:p>
      <text:p text:style-name="Normal">}</text:p>
      <text:p text:style-name="Normal">elif(b&gt;=a &amp;&amp; b&gt;=c){</text:p>
      <text:p text:style-name="Normal"><text:tab/>print(“the maximum number is b”);</text:p>
      <text:p text:style-name="Normal">}</text:p>
      <text:p text:style-name="Normal">else{</text:p>
      <text:p text:style-name="P2">print(“the maximum number is c”);</text:p>
      <text:p text:style-name="Normal">}</text:p>
      <text:p text:style-name="Normal"/>
      <text:p text:style-name="Normal"/>
      <text:p text:style-name="Normal">P2-<text:s/>arithmetic average of two even numbers</text:p>
      <text:p text:style-name="Normal">int a=readInteger();</text:p>
      <text:p text:style-name="Normal">int b=<text:s/>readInteger();</text:p>
      <text:p text:style-name="Normal">if(a%2!=0 || b%2!=0){<text:s text:c="3"/>//conditional statement</text:p>
      <text:p text:style-name="Normal"><text:tab/>print(“you have to input 2 even numbers”);</text:p>
      <text:p text:style-name="Normal">}</text:p>
      <text:p text:style-name="Normal">else{</text:p>
      <text:p text:style-name="Normal"><text:tab/>int c=(a+b)/2;</text:p>
      <text:p text:style-name="Normal"><text:tab/>print(“The<text:s/>arithmetic average of<text:s/>the given<text:s/>two even numbers<text:s/>is”+c);</text:p>
      <text:p text:style-name="Normal">}</text:p>
      <text:p text:style-name="Normal"/>
      <text:p text:style-name="Normal"/>
      <text:p text:style-name="Normal">P3-compute the sum of n numbers</text:p>
      <text:p text:style-name="Normal">print(“Please input n-the number of integers you want to compute the sum of”)</text:p>
      <text:p text:style-name="Normal">int n=readInteger();</text:p>
      <text:p text:style-name="Normal">int sum=0; //here we will compute the sum</text:p>
      <text:p text:style-name="Normal">int input;//here we will read the n numbers</text:p>
      <text:p text:style-name="Normal">for(int<text:s/>i=1;i&lt;=n;i++){</text:p>
      <text:p text:style-name="Normal"><text:tab/>input=readInteger();</text:p>
      <text:p text:style-name="Normal"><text:tab/>sum+=input;</text:p>
      <text:p text:style-name="Normal">}</text:p>
      <text:p text:style-name="Normal">print(“The sum of the given numbers is ”+sum);</text:p>
      <text:p text:style-name="Normal"/>
      <text:p text:style-name="Normal">P1ERR.<text:s/>We will transform the example from P1<text:s/>-max of 3 numbers.</text:p>
      <text:p text:style-name="Normal">We have an lexical error if an lexical atom cannot be classified as an identifier,constant,reserved word,separator or operator.</text:p>
      <text:p text:style-name="Normal">int a=readInteger();</text:p>
      <text:p text:style-name="Normal">int b=<text:s/>readInteger();</text:p>
      <text:p text:style-name="Normal">int =<text:s/>readInteger();</text:p>
      <text:p text:style-name="Normal">if(a&gt;&gt;b &amp;&amp; a&gt;=c){ <text:s text:c="2"/>//we do not have operator &gt;&gt;</text:p>
      <text:p text:style-name="Normal"><text:tab/>print(“the maximum number is a”);</text:p>
      <text:p text:style-name="Normal">}</text:p>
      <text:p text:style-name="Normal">elif(b&gt;=a<text:s/>2and<text:s/>b&gt;=c){<text:s text:c="3"/>//and is not <text:s/>a <text:s/>separator ,operator,reserved word or a constant<text:s/></text:p>
      <text:p text:style-name="Normal"><text:tab/>print(“the maximum number is b”);</text:p>
      <text:p text:style-name="Normal">}</text:p>
      <text:p text:style-name="Normal">elif{</text:p>
      <text:p text:style-name="P3">print(“the maximum number is c”);</text:p>
      <text:p text:style-name="Normal">}</text:p>
      <text:p text:style-name="Normal"/>
      <text:p text:style-name="Normal"/>
      <text:p text:style-name="Normal"><text:tab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tan Tiutiu</meta:initial-creator>
    <dc:creator>Natan Tiutiu</dc:creator>
    <meta:creation-date>2020-10-05T15:14:00Z</meta:creation-date>
    <dc:date>2020-10-05T16:14:00Z</dc:date>
    <meta:template xlink:href="Normal" xlink:type="simple"/>
    <meta:editing-cycles>4</meta:editing-cycles>
    <meta:editing-duration>PT3600S</meta:editing-duration>
    <meta:document-statistic meta:page-count="1" meta:paragraph-count="2" meta:word-count="213" meta:character-count="1427" meta:row-count="10" meta:non-whitespace-character-count="1216"/>
  </office:meta>
</office:document-meta>
</file>